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style:vertical-align="middle" fo:background-color="#00cc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00cc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00c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style:vertical-align="middle"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style:vertical-align="middle"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style:vertical-align="middle"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6b07b" officeooo:paragraph-rsid="0006b07b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size="15pt" officeooo:rsid="0006b07b" officeooo:paragraph-rsid="0006b07b" fo:background-color="transparen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5pt" officeooo:rsid="0006b07b" officeooo:paragraph-rsid="0006b07b" fo:background-color="transparen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size="15pt" officeooo:rsid="0006b07b" officeooo:paragraph-rsid="0006b07b" style:font-size-asian="15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5pt" officeooo:rsid="0006b07b" officeooo:paragraph-rsid="0006b07b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size="15pt" officeooo:rsid="000a6fe4" officeooo:paragraph-rsid="000a6fe4" style:font-size-asian="15pt" style:font-size-complex="15pt"/>
    </style:style>
    <style:style style:name="P7" style:family="paragraph" style:parent-style-name="Text_20_body" style:list-style-name="L1">
      <style:text-properties style:font-name="DejaVu Sans Condensed" officeooo:rsid="00084d23" officeooo:paragraph-rsid="00084d23"/>
    </style:style>
    <style:style style:name="P8" style:family="paragraph" style:parent-style-name="Text_20_body" style:list-style-name="L2">
      <style:text-properties style:font-name="DejaVu Sans Condensed" officeooo:rsid="00084d23" officeooo:paragraph-rsid="00084d23"/>
    </style:style>
    <style:style style:name="P9" style:family="paragraph" style:parent-style-name="Text_20_body" style:list-style-name="L3">
      <style:text-properties style:font-name="DejaVu Sans Condensed" officeooo:rsid="00084d23" officeooo:paragraph-rsid="00084d23"/>
    </style:style>
    <style:style style:name="P10" style:family="paragraph" style:parent-style-name="Text_20_body">
      <style:text-properties style:font-name="DejaVu Sans Condensed" officeooo:rsid="00084d23" officeooo:paragraph-rsid="00084d23"/>
    </style:style>
    <style:style style:name="P11" style:family="paragraph" style:parent-style-name="Heading_20_3">
      <style:text-properties style:font-name="DejaVu Sans Condensed"/>
    </style:style>
    <style:style style:name="P12" style:family="paragraph" style:parent-style-name="Heading_20_3">
      <style:text-properties style:font-name="DejaVu Sans Condensed" fo:font-size="15pt" style:font-size-asian="15pt" style:font-size-complex="15pt"/>
    </style:style>
    <style:style style:name="T1" style:family="text">
      <style:text-properties officeooo:rsid="000a6fe4"/>
    </style:style>
    <style:style style:name="T2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span text:style-name="T2">Bedienungsanleitung</text:span>:</text:h>
      <text:list xml:id="list2422487252901740474" text:style-name="L1">
        <text:list-item>
          <text:p text:style-name="P7">Knopf drücken. Tür öffnet.</text:p>
        </text:list-item>
        <text:list-item>
          <text:p text:style-name="P7">Türschwelle überschreiten. Wohlfühlen.</text:p>
        </text:list-item>
        <text:list-item>
          <text:p text:style-name="P7">Tür schließt automatisch.</text:p>
        </text:list-item>
      </text:list>
      <text:h text:style-name="P12" text:outline-level="3">Tür offenhalten:</text:h>
      <text:list xml:id="list1120180427991403819" text:style-name="L2">
        <text:list-item>
          <text:p text:style-name="P8">Knopf drücken. Tür öffnet.</text:p>
        </text:list-item>
        <text:list-item>
          <text:p text:style-name="P8">Bei offener Tür Knopf erneut drücken. Tür bleibt offen.</text:p>
        </text:list-item>
        <text:list-item>
          <text:p text:style-name="P8">Zum Schließen der Tür Knopf ein weiteres Mal drücken.</text:p>
        </text:list-item>
      </text:list>
      <text:h text:style-name="P12" text:outline-level="3">Bei Problemen während der Fahrt:</text:h>
      <text:list xml:id="list6799161450964339949" text:style-name="L3">
        <text:list-item>
          <text:p text:style-name="P9">Knopf drücken. Tür stoppt.</text:p>
        </text:list-item>
        <text:list-item>
          <text:p text:style-name="P9">Nach dem Problem Knopf erneut drücken. Tür öffnet.</text:p>
        </text:list-item>
        <text:list-item>
          <text:p text:style-name="P9">Tür schließt automatisch.</text:p>
        </text:list-item>
      </text:list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Grün</text:p>
          </table:table-cell>
          <table:table-cell table:style-name="Table1.A1" office:value-type="string">
            <text:p text:style-name="P2">Blinkt</text:p>
          </table:table-cell>
          <table:table-cell table:style-name="Table1.C1" office:value-type="string">
            <text:p text:style-name="P3">Vorsicht!</text:p>
            <text:p text:style-name="P3"><text:line-break/>Tür schliesst gleich.</text:p>
          </table:table-cell>
        </table:table-row>
        <table:table-row>
          <table:table-cell table:style-name="Table1.A2" office:value-type="string">
            <text:p text:style-name="P2">Grün</text:p>
          </table:table-cell>
          <table:table-cell table:style-name="Table1.A2" office:value-type="string">
            <text:p text:style-name="P2">Faded</text:p>
          </table:table-cell>
          <table:table-cell table:style-name="Table1.C2" office:value-type="string">
            <text:p text:style-name="P3"><text:line-break/>Tür zu. Alles gut.<text:line-break/></text:p>
          </table:table-cell>
        </table:table-row>
        <table:table-row>
          <table:table-cell table:style-name="Table1.A3" office:value-type="string">
            <text:p text:style-name="P4">Gelb</text:p>
          </table:table-cell>
          <table:table-cell table:style-name="Table1.A3" office:value-type="string">
            <text:p text:style-name="P4">Blinkt</text:p>
          </table:table-cell>
          <table:table-cell table:style-name="Table1.C3" office:value-type="string">
            <text:p text:style-name="P5">Bewegungsmelder meldet Bewegung. Tür bleibt solange offen.</text:p>
          </table:table-cell>
        </table:table-row>
        <table:table-row>
          <table:table-cell table:style-name="Table1.A4" office:value-type="string">
            <text:p text:style-name="P4">Rot</text:p>
          </table:table-cell>
          <table:table-cell table:style-name="Table1.A4" office:value-type="string">
            <text:p text:style-name="P4">Leuchtet</text:p>
          </table:table-cell>
          <table:table-cell table:style-name="Table1.C4" office:value-type="string">
            <text:p text:style-name="P5">Tür blockiert durch Knopfdruck. Knopf erneut drücken.</text:p>
          </table:table-cell>
        </table:table-row>
        <table:table-row>
          <table:table-cell table:style-name="Table1.A4" office:value-type="string">
            <text:p text:style-name="P4">Rot</text:p>
          </table:table-cell>
          <table:table-cell table:style-name="Table1.A4" office:value-type="string">
            <text:p text:style-name="P4">Blinkt</text:p>
          </table:table-cell>
          <table:table-cell table:style-name="Table1.C4" office:value-type="string">
            <text:p text:style-name="P5">Endschalter nicht erreicht. Knopf drücken zum Öffnen.</text:p>
          </table:table-cell>
        </table:table-row>
        <table:table-row>
          <table:table-cell table:style-name="Table1.A4" office:value-type="string">
            <text:p text:style-name="P4">Rot</text:p>
          </table:table-cell>
          <table:table-cell table:style-name="Table1.A4" office:value-type="string">
            <text:p text:style-name="P4">Faded</text:p>
          </table:table-cell>
          <table:table-cell table:style-name="Table1.C4" office:value-type="string">
            <text:p text:style-name="P5">Nicht gut. Motortreiberstörung.</text:p>
            <text:p text:style-name="P5">Tür funktioniert nicht.</text:p>
          </table:table-cell>
        </table:table-row>
        <table:table-row>
          <table:table-cell table:style-name="Table1.A7" office:value-type="string">
            <text:p text:style-name="P4">Blau</text:p>
          </table:table-cell>
          <table:table-cell table:style-name="Table1.A7" office:value-type="string">
            <text:p text:style-name="P6">Leuchtet</text:p>
          </table:table-cell>
          <table:table-cell table:style-name="Table1.C7" office:value-type="string">
            <text:p text:style-name="P5">Komisch. Techniker informieren.<text:line-break/><text:span text:style-name="T1">Tür funktioniert nicht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5:04:01.829365262</meta:creation-date>
    <meta:print-date>2016-06-19T16:50:23.354944428</meta:print-date>
    <dc:date>2016-06-20T19:07:58.189507176</dc:date>
    <meta:editing-duration>P1DT2H15M20S</meta:editing-duration>
    <meta:editing-cycles>9</meta:editing-cycles>
    <meta:generator>LibreOffice/5.0.3.2$Linux_X86_64 LibreOffice_project/00m0$Build-2</meta:generator>
    <meta:document-statistic meta:table-count="1" meta:image-count="0" meta:object-count="0" meta:page-count="1" meta:paragraph-count="35" meta:word-count="119" meta:character-count="803" meta:non-whitespace-character-count="725"/>
  </office:meta>
</office:document-meta>
</file>